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list-style-name="L1">
      <style:paragraph-properties fo:text-align="start"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font-name="Consolas" fo:font-size="10pt" fo:font-style="italic" style:text-underline-style="solid" style:text-underline-width="auto" style:text-underline-color="font-color" style:font-name-asian="Consolas" style:font-size-asian="10pt" style:font-style-asian="italic" style:font-name-complex="Consolas" style:font-size-complex="10pt" style:font-style-complex="italic"/>
    </style:style>
    <style:style style:name="T7"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8" style:family="text">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9" style:family="text">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Times New Roman"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12" style:family="text">
      <style:text-properties fo:color="#000000" style:font-name="Times New Roman" fo:font-size="10pt" style:font-name-asian="Consolas" style:font-size-asian="10pt" style:font-name-complex="Consolas" style:font-size-complex="10pt"/>
    </style:style>
    <style:style style:name="T13" style:family="text">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14" style:family="text">
      <style:text-properties fo:color="#000000"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5" style:family="text">
      <style:text-properties fo:color="#000000" fo:font-size="10pt" style:font-name-asian="Consolas" style:font-size-asian="10pt" style:font-name-complex="Consolas" style:font-size-complex="10pt"/>
    </style:style>
    <style:style style:name="T16" style:family="text">
      <style:text-properties fo:color="#000000" style:font-name-asian="Consolas" style:font-name-complex="Consolas"/>
    </style:style>
    <style:style style:name="T17" style:family="text">
      <style:text-properties fo:color="#000000" fo:font-style="italic" style:font-name-asian="Consolas" style:font-style-asian="italic" style:font-name-complex="Consolas" style:font-style-complex="italic"/>
    </style:style>
    <style:style style:name="T18" style:family="text">
      <style:text-properties fo:color="#000000" fo:font-style="italic" fo:font-weight="normal" style:font-name-asian="Consolas" style:font-style-asian="italic" style:font-weight-asian="normal" style:font-name-complex="Consolas" style:font-style-complex="italic" style:font-weight-complex="normal"/>
    </style:style>
    <style:style style:name="T19" style:family="text">
      <style:text-properties fo:color="#000000" fo:font-style="normal" fo:font-weight="normal" style:font-name-asian="Consolas" style:font-style-asian="normal" style:font-weight-asian="normal" style:font-name-complex="Consolas"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GenericTrafficSimulator</text:p>
      <text:p text:style-name="P1"/>
      <text:p text:style-name="P2">Kernelemente dieses Programmes sind die Klassen <text:span text:style-name="T1">Simulation</text:span><text:span text:style-name="T4">,</text:span><text:span text:style-name="T1"> Town </text:span><text:span text:style-name="T5">und </text:span><text:span text:style-name="T2">Chromosom</text:span><text:span text:style-name="T5">. </text:span></text:p>
      <text:p text:style-name="P5"/>
      <text:p text:style-name="P3"><text:span text:style-name="T3">Simulation</text:span><text:span text:style-name="T5">:</text:span></text:p>
      <text:p text:style-name="P3"><text:span text:style-name="T5">Diese Klasse kümmert sich generell um die gesamte Simulation und speichert Statistiken für verschiedene Städte usw. Um eine Simulation für eine bestimmte Stadt zu starten, muss als erstes eine </text:span><text:span text:style-name="T3">Town</text:span><text:span text:style-name="T5"> zur Simulation mithilfe </text:span><text:span text:style-name="T3">setTown</text:span><text:span text:style-name="T5"> gesetzt werden. Dann kann die Funktion </text:span><text:span text:style-name="T3">startSimulation</text:span><text:span text:style-name="T5"> aufgerufen werden, welche die Stadt um eine bestimmte Zeit sofort simuliert.</text:span></text:p>
      <text:p text:style-name="P3"><text:span text:style-name="T5">Falls die Stadt nicht auf einmal simuliert werden soll, sondern jeder Schritt einzeln simuliert werden soll, kann auch auf das </text:span><text:span text:style-name="T3">Town-</text:span><text:span text:style-name="T5">Objekt zugegriffen und hier manuell die Funktion </text:span><text:span text:style-name="T3">update() </text:span><text:span text:style-name="T5">aufgerufen werden. Das ist zum Beispiel für die grafische Umsetzung der Simulation sinnvoll, wenn der Benutzer jeden Update-Befehl selber geben möchte.</text:span></text:p>
      <text:p text:style-name="P5"/>
      <text:p text:style-name="P4">Chromosom:</text:p>
      <text:p text:style-name="P5">Die <text:span text:style-name="T1">Chromosom-Klasse </text:span>ist später sehr wichtig, da sie das „Lösungsabbild“ für eine Stadt besitzt. Hier wird gespeichert, wie die Buslinien (<text:span text:style-name="T1">Schedules</text:span>) fahren und welche Bushaltestationen (<text:span text:style-name="T1">Station</text:span>) es gibt.</text:p>
      <text:p text:style-name="P5"/>
      <text:p text:style-name="P4">Town<text:span text:style-name="T4">:</text:span></text:p>
      <text:p text:style-name="P5">Diese Klasse speichert die gesamte Stadt. Zum initialisieren müssen folgende Schritte gemacht werden:</text:p>
      <text:p text:style-name="P5"><text:tab/>Hier steht das Objekt t für ein erzeugtes <text:span text:style-name="T1">Town</text:span>-Objekt</text:p>
      <text:list xml:id="list3582141767969040520" text:style-name="L1">
        <text:list-item>
          <text:p text:style-name="P9"><text:span text:style-name="T4">generieren einer „Landschafts“karte, (wo sind Straßen bzw. Häuser) mithilfe </text:span>t.generateTiles</text:p>
        </text:list-item>
        <text:list-item>
          <text:p text:style-name="P9"><text:span text:style-name="T4">setzen des Chromosoms mithilfe </text:span>t.setChromosom(Chromosom c)</text:p>
        </text:list-item>
        <text:list-item>
          <text:p text:style-name="P9"><text:span text:style-name="T4">Anwenden des Chromosoms mithilfe </text:span>t.applyChromosom()</text:p>
          <text:p text:style-name="P9">→ <text:span text:style-name="T4">Stadt zurücksetzen (Stationen und Events löschen)</text:span></text:p>
          <text:p text:style-name="P9"><text:span text:style-name="T4">→ Stationen setzen, dafür wird im Chromosom geguckt, wo diese sein sollen. Liegt diese auf einer Straße, wird die Straße zu einer Station mithilfe von </text:span>street.setToStation()<text:span text:style-name="T4"> umgewandelt. Falls die Koordinate im Chromosom nicht auf eine Straße verweist, wird eine Warnung ausgegeben</text:span></text:p>
          <text:p text:style-name="P9"><text:span text:style-name="T4">→ <text:s/>Generiert die Buslinien (</text:span>Schedule) <text:span text:style-name="T4">für die Stadt.</text:span></text:p>
          <text:list>
            <text:list-header>
              <text:p text:style-name="P9"><text:span text:style-name="T4">→ Dafür werden als erstes die </text:span>Waypoint<text:span text:style-name="T4">s einer Buslinie generiert, d.h. der Weg, welcher von einer Station </text:span>(StreetTile)<text:span text:style-name="T4"> zur nächsten gefahren muss. Dies wird mit der Funktion </text:span>schedule.calcWaypoints(Stadtkarte)<text:span text:style-name="T4"> gemacht.</text:span></text:p>
              <text:p text:style-name="P9"><text:span text:style-name="T4">→ Es werden zu der Eventliste alle </text:span>BusCreationEvents<text:span text:style-name="T4"> hinzugefügt, also die Events, wann ein Bus losfahren soll und in welche Richtung</text:span></text:p>
              <text:p text:style-name="P9"><text:span text:style-name="T4">→ Jede von der Buslinie angefahrenen Station muss wissen, dass diese Buslinie hier hält. Also wird zu jeder Haltestelle (</text:span>StreetTile)<text:span text:style-name="T4"> diese Route hinzugefügt (</text:span>station.addSchedule(schedule)<text:span text:style-name="T4">)</text:span></text:p>
            </text:list-header>
          </text:list>
        </text:list-item>
      </text:list>
      <text:p text:style-name="P4"><text:span text:style-name="T4"><text:tab/>→ für jede </text:span>Person <text:span text:style-name="T4">in der Stadt werden </text:span>RoutingEvents<text:span text:style-name="T4"> erzeugt, also Routen, wie dieser <text:tab/></text:span>Person<text:span text:style-name="T4"> fahren soll </text:span>(generateRoutings())</text:p>
      <text:p text:style-name="P2"><text:span text:style-name="T5"><text:tab/><text:tab/>→ dafür wird für jede Person die Funktion </text:span><text:span text:style-name="T14">generateRoutingForPerson</text:span><text:span text:style-name="T13"> aufgerufen</text:span></text:p>
      <text:p text:style-name="P11"><text:span text:style-name="T19"><text:tab/>→ als letztes werden alle </text:span><text:span text:style-name="T18">Events</text:span><text:span text:style-name="T19"> nach ihrer Startzeit sortiert, damit diese später schneller <text:tab/>aufgerufen werden können (sortEvents())</text:span></text:p>
      <text:p text:style-name="P11"><text:span text:style-name="T19"/></text:p>
      <text:p text:style-name="P5"/>
      <text:p text:style-name="P4"><text:span text:style-name="T4"/></text:p>
      <text:p text:style-name="P4"><text:span text:style-name="T4"/></text:p>
      <text:p text:style-name="P4"><text:span text:style-name="T4"/></text:p>
      <text:p text:style-name="P7">Komplizierte Klassen:</text:p>
      <text:p text:style-name="P4">StreetTile: </text:p>
      <text:p text:style-name="P5"><text:soft-page-break/>Stellt eine Straße in der Stadt dar. Diese Straße besitzt eine Koordinate und eine maximale Geschwindigkeit. Außerdem kann diese eine Station sein, wodurch sie zusätzlich eine Liste mit wartenden Personen besitzt.</text:p>
      <text:p text:style-name="P4"/>
      <text:p text:style-name="P4">setToStation() <text:span text:style-name="T4">→ wandelt das Objekt (immer) zu einer Station um</text:span></text:p>
      <text:p text:style-name="P4">setToStreet() → <text:span text:style-name="T4">wandelt das Objekt (immer) zu einer Straße um</text:span></text:p>
      <text:p text:style-name="P4"/>
      <text:p text:style-name="P4">Schedule<text:span text:style-name="T4">:</text:span></text:p>
      <text:p text:style-name="P4"><text:span text:style-name="T4">Repräsentiert eine Buslinie, jedoch bisher ohne Richtung. </text:span></text:p>
      <text:p text:style-name="P4"><text:span text:style-name="T4">Beispiel: </text:span>Schedule <text:span text:style-name="T4">stellt die Buslinie 187 dar, und speichert alle angefahrenen Stationen, die Startzeiten der Busse usw.</text:span></text:p>
      <text:p text:style-name="P4"><text:span text:style-name="T4">Wird eine Buslinie mit Richtungsangabe benötigt, muss die Klasse </text:span>SpecificSchedule<text:span text:style-name="T4"> verwendet werden. Zum Beispiel muss eine Person, welche mit einem Bus fahren, immer wissen, welche Linie er verwenden soll und in welche Richtung er einsteigen mu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03T11:37:17.91</meta:creation-date>
    <dc:date>2017-06-03T14:04:07.94</dc:date>
    <meta:editing-duration>PT2H9M40S</meta:editing-duration>
    <meta:editing-cycles>9</meta:editing-cycles>
    <meta:generator>OpenOffice/4.1.3$Win32 OpenOffice.org_project/413m1$Build-9783</meta:generator>
    <meta:document-statistic meta:table-count="0" meta:image-count="0" meta:object-count="0" meta:page-count="2" meta:paragraph-count="31" meta:word-count="481" meta:character-count="3476"/>
  </office:meta>
</office:document-meta>
</file>